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style:keep-together="true" fo:keep-together="auto"/>
    </style:style>
    <style:style style:name="Tau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1.2" style:family="table-row">
      <style:table-row-properties style:min-row-height="1.612cm" style:keep-together="true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style:keep-together="true" fo:keep-together="auto"/>
    </style:style>
    <style:style style:name="Tau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2.2" style:family="table-row">
      <style:table-row-properties style:min-row-height="1.612cm" style:keep-together="true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style:keep-together="true" fo:keep-together="auto"/>
    </style:style>
    <style:style style:name="Taula3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3.2" style:family="table-row">
      <style:table-row-properties style:min-row-height="1.612cm" style:keep-together="true" fo:keep-together="auto"/>
    </style:style>
    <style:style style:name="Tabla1" style:family="table">
      <style:table-properties style:width="16.002cm" fo:margin-left="-0.191cm" table:align="left" style:writing-mode="lr-tb"/>
    </style:style>
    <style:style style:name="Tabla1.A" style:family="table-column">
      <style:table-column-properties style:column-width="16.002cm"/>
    </style:style>
    <style:style style:name="Tabla1.1" style:family="table-row">
      <style:table-row-properties style:min-row-height="0.681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1.2" style:family="table-row">
      <style:table-row-properties style:min-row-height="1.612cm" style:keep-together="true" fo:keep-together="auto"/>
    </style:style>
    <style:style style:name="Tabla2" style:family="table">
      <style:table-properties style:width="16.002cm" fo:margin-left="-0.191cm" table:align="left" style:writing-mode="lr-tb"/>
    </style:style>
    <style:style style:name="Tabla2.A" style:family="table-column">
      <style:table-column-properties style:column-width="16.002cm"/>
    </style:style>
    <style:style style:name="Tabla2.1" style:family="table-row">
      <style:table-row-properties style:min-row-height="0.681cm"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2.2" style:family="table-row">
      <style:table-row-properties style:min-row-height="1.612cm" style:keep-together="true" fo:keep-together="auto"/>
    </style:style>
    <style:style style:name="Tabla3" style:family="table">
      <style:table-properties style:width="16.002cm" fo:margin-left="-0.191cm" table:align="left" style:writing-mode="lr-tb"/>
    </style:style>
    <style:style style:name="Tabla3.A" style:family="table-column">
      <style:table-column-properties style:column-width="16.002cm"/>
    </style:style>
    <style:style style:name="Tabla3.1" style:family="table-row">
      <style:table-row-properties style:min-row-height="0.681cm"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3.2" style:family="table-row">
      <style:table-row-properties style:min-row-height="1.612cm" style:keep-together="true" fo:keep-together="auto"/>
    </style:style>
    <style:style style:name="P1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4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6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7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 fo:break-before="pag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8" style:family="paragraph" style:parent-style-name="Standard">
      <style:paragraph-properties loext:contextual-spacing="false" fo:margin-left="0.99cm" fo:margin-right="0cm" fo:margin-top="0.423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9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0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1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12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13" style:family="paragraph" style:parent-style-name="Standard">
      <style:paragraph-properties loext:contextual-spacing="false" fo:margin-left="0cm" fo:margin-right="0cm" fo:margin-top="0.212cm" fo:margin-bottom="0cm" fo:text-align="justify" style:justify-single-word="false" fo:text-indent="0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4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0.106cm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1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16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7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8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19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0" style:family="paragraph" style:parent-style-name="Standard" style:master-page-name="">
      <style:paragraph-properties loext:contextual-spacing="false" fo:margin-left="0cm" fo:margin-right="0cm" fo:margin-top="0.212cm" fo:margin-bottom="0cm" fo:text-align="justify" style:justify-single-word="false" fo:orphans="0" fo:widows="0" fo:text-indent="0cm" style:auto-text-indent="false" style:page-number="auto" style:writing-mode="lr-tb"/>
      <style:text-properties style:font-name="Calibri" fo:language="en" fo:country="GB" fo:font-style="italic" style:language-asian="es" style:country-asian="ES" style:font-style-asian="italic"/>
    </style:style>
    <style:style style:name="P21" style:family="paragraph" style:parent-style-name="Standard">
      <style:paragraph-properties loext:contextual-spacing="false" fo:margin-left="1.249cm" fo:margin-right="0cm" fo:margin-top="0.109cm" fo:margin-bottom="0cm" fo:text-align="justify" style:justify-single-word="false" fo:orphans="0" fo:widows="0" fo:text-indent="0cm" style:auto-text-indent="false" style:writing-mode="lr-tb"/>
      <style:text-properties style:font-name="Calibri" fo:language="en" fo:country="GB" fo:font-style="italic" style:language-asian="es" style:country-asian="ES" style:font-style-asian="italic"/>
    </style:style>
    <style:style style:name="P22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23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fo:font-weight="bold" style:font-style-asian="italic" style:font-weight-asian="bold"/>
    </style:style>
    <style:style style:name="T5" style:family="text">
      <style:text-properties style:text-position="super 58%"/>
    </style:style>
    <style:style style:name="T6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erification document</text:p>
      <text:p text:style-name="P8"><text:span text:style-name="T2">Program or utility to verify</text:span><text:span text:style-name="T2">:</text:span><text:span text:style-name="T1"> grep</text:span></text:p>
      <text:p text:style-name="P9"><text:span text:style-name="T2">Author(s) of the program</text:span><text:span text:style-name="T2">:</text:span><text:span text:style-name="T1"> Alexander Bergareche</text:span></text:p>
      <text:p text:style-name="P9"><text:span text:style-name="T2">Author(s) of the verification document:</text:span><text:span text:style-name="T1"> Alexander Bergareche</text:span></text:p>
      <text:p text:style-name="P9"><text:span text:style-name="T2">Author(s) of the verification:</text:span><text:span text:style-name="T1"> Alexander Bergareche</text:span></text:p>
      <text:p text:style-name="P1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5">st</text:span> verification case</text:p>
          </table:table-cell>
        </table:table-row>
        <table:table-row table:style-name="Taula1.2">
          <table:table-cell table:style-name="Taula1.A1" office:value-type="string">
            <text:p text:style-name="P5"><text:span text:style-name="T2">Objective</text:span><text:span text:style-name="T1">:</text:span><text:span text:style-name="T3"> Missing both parameters</text:span></text:p>
            <text:p text:style-name="P5"><text:span text:style-name="T2">Input</text:span><text:span text:style-name="T1">:</text:span><text:span text:style-name="T3"> grep</text:span></text:p>
            <text:p text:style-name="P11"><text:span text:style-name="T2">Previewed output</text:span><text:span text:style-name="T1">:</text:span></text:p>
            <text:p text:style-name="P12">Missing parameters.</text:p>
            <text:p text:style-name="P12">Usage: grep &lt;file&gt; &lt;needle&gt;</text:p>
            <text:p text:style-name="P5"><text:span text:style-name="T2">Verification output</text:span><text:span text:style-name="T1">: </text:span></text:p>
            <text:p text:style-name="P2">Missing parameters.</text:p>
            <text:p text:style-name="P2">Usage: grep &lt;file&gt; &lt;needle&gt;</text:p>
            <text:p text:style-name="P5"><text:span text:style-name="T4">Explanation</text:span><text:span text:style-name="T3">: We require two parameters, the “file” <text:s/>and “needle” (text we are searching).</text:span></text:p>
            <text:p text:style-name="P3"/>
          </table:table-cell>
        </table:table-row>
      </table:table>
      <text:p text:style-name="P6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5">nd</text:span> verification case</text:p>
          </table:table-cell>
        </table:table-row>
        <table:table-row table:style-name="Taula2.2">
          <table:table-cell table:style-name="Taula2.A1" office:value-type="string">
            <text:p text:style-name="P5"><text:span text:style-name="T2">Objective</text:span><text:span text:style-name="T1">:</text:span><text:span text:style-name="T3"> Test missing second parameter, we suppose there exist a file called “txt” in the current working directory.</text:span></text:p>
            <text:p text:style-name="P5"><text:span text:style-name="T2">Input</text:span><text:span text:style-name="T1">:</text:span><text:span text:style-name="T3"> grep txt</text:span></text:p>
            <text:p text:style-name="P11"><text:span text:style-name="T2">Previewed output</text:span><text:span text:style-name="T1">:</text:span></text:p>
            <text:p text:style-name="P12">Missing parameters.</text:p>
            <text:p text:style-name="P12">Usage: grep &lt;file&gt; &lt;needle&gt;</text:p>
            <text:p text:style-name="P5"><text:span text:style-name="T2">Verification output</text:span><text:span text:style-name="T1">: </text:span></text:p>
            <text:p text:style-name="P12">Missing parameters.</text:p>
            <text:p text:style-name="P3">Usage: grep &lt;file&gt; &lt;needle&gt;</text:p>
            <text:p text:style-name="P5"><text:span text:style-name="T2">Explanation</text:span><text:span text:style-name="T1">: We are missing the second parameter so we do not know what we are trying to find in the file.</text:span></text:p>
            <text:p text:style-name="P2"/>
          </table:table-cell>
        </table:table-row>
      </table:table>
      <text:p text:style-name="P6"/>
      <text:p text:style-name="P7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5">rd</text:span> verification case</text:p>
          </table:table-cell>
        </table:table-row>
        <table:table-row table:style-name="Taula3.2">
          <table:table-cell table:style-name="Taula3.A1" office:value-type="string">
            <text:p text:style-name="P5"><text:span text:style-name="T2">Objective</text:span><text:span text:style-name="T1">:</text:span><text:span text:style-name="T3"> Test file not found error</text:span></text:p>
            <text:p text:style-name="P5"><text:span text:style-name="T2">Input</text:span><text:span text:style-name="T1">:</text:span><text:span text:style-name="T3"> grep txts "me"</text:span></text:p>
            <text:p text:style-name="P11"><text:span text:style-name="T2">Previewed output</text:span><text:span text:style-name="T1">:</text:span></text:p>
            <text:p text:style-name="P12">Error opening file: No such file or directory</text:p>
            <text:p text:style-name="P5"><text:span text:style-name="T2">Verification output</text:span><text:span text:style-name="T1">: </text:span></text:p>
            <text:p text:style-name="P2">Error opening file: No such file or directory</text:p>
            <text:p text:style-name="P5"><text:span text:style-name="T4">Explanation</text:span><text:span text:style-name="T3">: There is no file called “txts” in the current working directory.</text:span></text:p>
          </table:table-cell>
        </table:table-row>
      </table:table>
      <text:p text:style-name="P4"/>
      <text:p text:style-name="P20">From here on we are supposing that exist a file called “tmp” with the following text in the current working directory:</text:p>
      <text:p text:style-name="P21">this is a text file</text:p>
      <text:p text:style-name="P21">there is text here</text:p>
      <text:p text:style-name="P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4<text:span text:style-name="T5">th</text:span> verification case</text:p>
          </table:table-cell>
        </table:table-row>
        <table:table-row table:style-name="Tabla1.2">
          <table:table-cell table:style-name="Tabla1.A1" office:value-type="string">
            <text:p text:style-name="P5"><text:span text:style-name="T2">Objective</text:span><text:span text:style-name="T1">:</text:span><text:span text:style-name="T3"> Test the command works as expected.</text:span></text:p>
            <text:p text:style-name="P5"><text:span text:style-name="T2">Input</text:span><text:span text:style-name="T1">:</text:span><text:span text:style-name="T3"> grep tmp “is”</text:span></text:p>
            <text:p text:style-name="P11"><text:span text:style-name="T2">Previewed output</text:span><text:span text:style-name="T1">:</text:span></text:p>
            <text:p text:style-name="P12"><text:span text:style-name="T6">th</text:span>is is a text file</text:p>
            <text:p text:style-name="P12"><text:span text:style-name="T6">there </text:span>is a thing</text:p>
            <text:p text:style-name="P5"><text:span text:style-name="T2">Verification output</text:span><text:span text:style-name="T1">: </text:span></text:p>
            <text:p text:style-name="P12">is is a text file</text:p>
            <text:p text:style-name="P3">is a thing</text:p>
            <text:p text:style-name="P5"><text:span text:style-name="T4">Explanation</text:span><text:span text:style-name="T3">: The text text that was before the “is” is not shown.</text:span>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>5<text:span text:style-name="T5">th</text:span> verification case</text:p>
          </table:table-cell>
        </table:table-row>
        <table:table-row table:style-name="Tabla2.2">
          <table:table-cell table:style-name="Tabla2.A1" office:value-type="string">
            <text:p text:style-name="P5"><text:span text:style-name="T2">Objective</text:span><text:span text:style-name="T1">:</text:span><text:span text:style-name="T3"> Test shown output if nothing is found</text:span></text:p>
            <text:p text:style-name="P5"><text:span text:style-name="T2">Input</text:span><text:span text:style-name="T1">:</text:span><text:span text:style-name="T3"> grep tmp "asd"</text:span></text:p>
            <text:p text:style-name="P11"><text:span text:style-name="T2">Previewed output</text:span><text:span text:style-name="T1">:</text:span></text:p>
            <text:p text:style-name="P12"/>
            <text:p text:style-name="P5"><text:span text:style-name="T2">Verification output</text:span><text:span text:style-name="T1">: </text:span></text:p>
            <text:p text:style-name="P2"/>
            <text:p text:style-name="P5"><text:span text:style-name="T4">Explanation</text:span><text:span text:style-name="T3">: A blank line is shown.</text:span></text:p>
          </table:table-cell>
        </table:table-row>
      </table:table>
      <text:p text:style-name="Standard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1">6<text:span text:style-name="T5">th</text:span> verification case</text:p>
          </table:table-cell>
        </table:table-row>
        <table:table-row table:style-name="Tabla3.2">
          <table:table-cell table:style-name="Tabla3.A1" office:value-type="string">
            <text:p text:style-name="P5"><text:span text:style-name="T2">Objective</text:span><text:span text:style-name="T1">:</text:span><text:span text:style-name="T3"> Test if empty string is given</text:span></text:p>
            <text:p text:style-name="P5"><text:span text:style-name="T2">Input</text:span><text:span text:style-name="T1">:</text:span><text:span text:style-name="T3"> grep tmp ""</text:span></text:p>
            <text:p text:style-name="P11"><text:span text:style-name="T2">Previewed output</text:span><text:span text:style-name="T1">:</text:span></text:p>
            <text:p text:style-name="P12">this is a text file</text:p>
            <text:p text:style-name="P12">in here there is a thing</text:p>
            <text:p text:style-name="P5"><text:span text:style-name="T2">Verification output</text:span><text:span text:style-name="T1">: </text:span></text:p>
            <text:p text:style-name="P2">this is a text file</text:p>
            <text:p text:style-name="P2">in here there is a thing</text:p>
            <text:p text:style-name="P5"><text:span text:style-name="T4">Explanation</text:span><text:span text:style-name="T3">: Everything is shown as there is no characters to compare with; note that the second argument is give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.141cm" fo:margin-bottom="0cm" fo:orphans="0" fo:widows="0" style:writing-mode="lr-tb"/>
      <style:text-properties style:use-window-font-color="true" style:font-name="Times" fo:font-size="12pt" fo:language="es" fo:country="ES" style:font-name-asian="Times New Roman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Lafuente</meta:initial-creator>
    <meta:editing-cycles>17</meta:editing-cycles>
    <meta:print-date>2014-01-28T14:47:00</meta:print-date>
    <meta:creation-date>2014-08-28T09:07:00</meta:creation-date>
    <dc:date>2020-05-16T16:45:22.81</dc:date>
    <meta:editing-duration>PT51M29S</meta:editing-duration>
    <meta:generator>OpenOffice/4.1.6$Win32 OpenOffice.org_project/416m1$Build-9790</meta:generator>
    <dc:creator>Alexander Bergareche Casla</dc:creator>
    <meta:document-statistic meta:table-count="6" meta:image-count="0" meta:object-count="0" meta:page-count="3" meta:paragraph-count="62" meta:word-count="332" meta:character-count="2058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